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8T17:45:19</dc:date>
    <dc:creator>vidal </dc:creator>
    <meta:editing-duration>PT1M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2" meta:word-count="113" meta:character-count="789" meta:non-whitespace-character-count="581"/>
  </office:meta>
</office:document-meta>
</file>